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61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2.9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0"/>
    <style:style style:name="ce4" style:family="table-cell" style:parent-style-name="Default"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Задача 1" table:style-name="ta1">
        <table:shapes>
          <draw:frame draw:z-index="0" draw:style-name="gr1" draw:text-style-name="P1" svg:width="15.999cm" svg:height="8.999cm" svg:x="6.754cm" svg:y="5.337cm">
            <draw:object draw:notify-on-update-of-ranges="'Задача 1'.D2:'Задача 1'.D12 'Задача 1'.F2:'Задача 1'.F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6.739cm" svg:y="14.421cm">
            <draw:object draw:notify-on-update-of-ranges="'Задача 1'.D2:'Задача 1'.D12 'Задача 1'.G2:'Задача 1'.G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2.744cm" svg:y="5.388cm">
            <draw:object draw:notify-on-update-of-ranges="'Задача 1'.G2:'Задача 1'.G12 'Задача 1'.D2:'Задача 1'.D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name="внедрённый объект (OLE) 1" draw:style-name="gr2" draw:text-style-name="P1" svg:width="0.2cm" svg:height="0.474cm" svg:x="22.266cm" svg:y="0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name="внедрённый объект (OLE) 2" draw:style-name="gr2" draw:text-style-name="P1" svg:width="1.17cm" svg:height="0.474cm" svg:x="22.266cm" svg:y="0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15.999cm" svg:height="8.999cm" svg:x="22.512cm" svg:y="14.359cm">
            <draw:object draw:notify-on-update-of-ranges="'Задача 1'.D2:'Задача 1'.D12 'Задача 1'.G2:'Задача 1'.G1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накопленная относительная частота</text:p>
          </table:table-cell>
          <table:table-cell table:style-name="ce1" office:value-type="string" calcext:value-type="string">
            <text:p>x*n</text:p>
          </table:table-cell>
          <table:table-cell table:style-name="ce1"/>
          <table:table-cell table:style-name="ce1" office:value-type="string" calcext:value-type="string">
            <text:p>I^2</text:p>
          </table:table-cell>
          <table:table-cell table:style-name="ce1" office:value-type="string" calcext:value-type="string">
            <text:p>J * E</text:p>
          </table:table-cell>
          <table:table-cell table:style-name="ce1" office:value-type="string" calcext:value-type="string">
            <text:p>МОДА?</text:p>
          </table:table-cell>
          <table:table-cell table:style-name="ce1" office:value-type="string" calcext:value-type="string">
            <text:p>ABS(I)</text:p>
          </table:table-cell>
          <table:table-cell table:style-name="ce1" office:value-type="string" calcext:value-type="string">
            <text:p>M * E</text:p>
          </table:table-cell>
          <table:table-cell table:style-name="ce1" office:value-type="string" calcext:value-type="string">
            <text:p>E* J^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COUNTIF([.B$1:.B$1048576];[.D2])" office:value-type="float" office:value="1" calcext:value-type="float">
            <text:p>1</text:p>
          </table:table-cell>
          <table:table-cell table:style-name="ce2" table:formula="of:=[.E2]/[.$E$13]" office:value-type="float" office:value="0.0166666666666667" calcext:value-type="float">
            <text:p>0,017</text:p>
          </table:table-cell>
          <table:table-cell table:style-name="ce2" table:formula="of:=[.F2]" office:value-type="float" office:value="0.0166666666666667" calcext:value-type="float">
            <text:p>0,017</text:p>
          </table:table-cell>
          <table:table-cell table:formula="of:=[.D2]*[.E2]" office:value-type="float" office:value="15" calcext:value-type="float">
            <text:p>15</text:p>
          </table:table-cell>
          <table:table-cell table:formula="of:=[.D2]-[.$R$2]" office:value-type="float" office:value="-5.5" calcext:value-type="float">
            <text:p>-5,5</text:p>
          </table:table-cell>
          <table:table-cell table:formula="of:=[.I2]^2" office:value-type="float" office:value="30.25" calcext:value-type="float">
            <text:p>30,25</text:p>
          </table:table-cell>
          <table:table-cell table:formula="of:=[.J2]*[.E2]" office:value-type="float" office:value="30.25" calcext:value-type="float">
            <text:p>30,25</text:p>
          </table:table-cell>
          <table:table-cell table:style-name="ce3" table:formula="of:=IF(MAX([.$E$2:.$E$12])=[.E2];1;0)" office:value-type="float" office:value="0" calcext:value-type="float">
            <text:p>0</text:p>
          </table:table-cell>
          <table:table-cell table:formula="of:=ABS([.I2])" office:value-type="float" office:value="5.5" calcext:value-type="float">
            <text:p>5,5</text:p>
          </table:table-cell>
          <table:table-cell table:formula="of:=[.M2]*[.E2]" office:value-type="float" office:value="5.5" calcext:value-type="float">
            <text:p>5,5</text:p>
          </table:table-cell>
          <table:table-cell table:formula="of:=[.E2]*([.J2]^2)" office:value-type="float" office:value="915.0625" calcext:value-type="float">
            <text:p>915,0625</text:p>
          </table:table-cell>
          <table:table-cell/>
          <table:table-cell table:style-name="ce1" office:value-type="string" calcext:value-type="string">
            <text:p>среднее</text:p>
          </table:table-cell>
          <table:table-cell table:formula="of:=SUM([.H2:.H12])/[.E13]" office:value-type="float" office:value="20.5" calcext:value-type="float">
            <text:p>20,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COUNTIF([.B$1:.B$1048576];[.D3])" office:value-type="float" office:value="2" calcext:value-type="float">
            <text:p>2</text:p>
          </table:table-cell>
          <table:table-cell table:style-name="ce2" table:formula="of:=[.E3]/[.$E$13]" office:value-type="float" office:value="0.0333333333333333" calcext:value-type="float">
            <text:p>0,033</text:p>
          </table:table-cell>
          <table:table-cell table:style-name="ce2" table:formula="of:=[.F3]+[.G2]" office:value-type="float" office:value="0.05" calcext:value-type="float">
            <text:p>0,050</text:p>
          </table:table-cell>
          <table:table-cell table:formula="of:=[.D3]*[.E3]" office:value-type="float" office:value="32" calcext:value-type="float">
            <text:p>32</text:p>
          </table:table-cell>
          <table:table-cell table:formula="of:=[.D3]-[.$R$2]" office:value-type="float" office:value="-4.5" calcext:value-type="float">
            <text:p>-4,5</text:p>
          </table:table-cell>
          <table:table-cell table:formula="of:=[.I3]^2" office:value-type="float" office:value="20.25" calcext:value-type="float">
            <text:p>20,25</text:p>
          </table:table-cell>
          <table:table-cell table:formula="of:=[.J3]*[.E3]" office:value-type="float" office:value="40.5" calcext:value-type="float">
            <text:p>40,5</text:p>
          </table:table-cell>
          <table:table-cell table:style-name="ce3" table:formula="of:=IF(MAX([.$E$2:.$E$12])=[.E3];1;0)" office:value-type="float" office:value="0" calcext:value-type="float">
            <text:p>0</text:p>
          </table:table-cell>
          <table:table-cell table:formula="of:=ABS([.I3])" office:value-type="float" office:value="4.5" calcext:value-type="float">
            <text:p>4,5</text:p>
          </table:table-cell>
          <table:table-cell table:formula="of:=[.M3]*[.E3]" office:value-type="float" office:value="9" calcext:value-type="float">
            <text:p>9</text:p>
          </table:table-cell>
          <table:table-cell table:formula="of:=[.E3]*([.J3]^2)" office:value-type="float" office:value="820.125" calcext:value-type="float">
            <text:p>820,125</text:p>
          </table:table-cell>
          <table:table-cell/>
          <table:table-cell table:style-name="ce1" office:value-type="string" calcext:value-type="string">
            <text:p>Дисперсия</text:p>
          </table:table-cell>
          <table:table-cell table:formula="of:=SUM([.K2:.K12])/[.E13]" office:value-type="float" office:value="5.21666666666667" calcext:value-type="float">
            <text:p>5,2166666666666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COUNTIF([.B$1:.B$1048576];[.D4])" office:value-type="float" office:value="4" calcext:value-type="float">
            <text:p>4</text:p>
          </table:table-cell>
          <table:table-cell table:style-name="ce2" table:formula="of:=[.E4]/[.$E$13]" office:value-type="float" office:value="0.0666666666666667" calcext:value-type="float">
            <text:p>0,067</text:p>
          </table:table-cell>
          <table:table-cell table:style-name="ce2" table:formula="of:=[.F4]+[.G3]" office:value-type="float" office:value="0.116666666666667" calcext:value-type="float">
            <text:p>0,117</text:p>
          </table:table-cell>
          <table:table-cell table:formula="of:=[.D4]*[.E4]" office:value-type="float" office:value="68" calcext:value-type="float">
            <text:p>68</text:p>
          </table:table-cell>
          <table:table-cell table:formula="of:=[.D4]-[.$R$2]" office:value-type="float" office:value="-3.5" calcext:value-type="float">
            <text:p>-3,5</text:p>
          </table:table-cell>
          <table:table-cell table:formula="of:=[.I4]^2" office:value-type="float" office:value="12.25" calcext:value-type="float">
            <text:p>12,25</text:p>
          </table:table-cell>
          <table:table-cell table:formula="of:=[.J4]*[.E4]" office:value-type="float" office:value="49" calcext:value-type="float">
            <text:p>49</text:p>
          </table:table-cell>
          <table:table-cell table:style-name="ce3" table:formula="of:=IF(MAX([.$E$2:.$E$12])=[.E4];1;0)" office:value-type="float" office:value="0" calcext:value-type="float">
            <text:p>0</text:p>
          </table:table-cell>
          <table:table-cell table:formula="of:=ABS([.I4])" office:value-type="float" office:value="3.5" calcext:value-type="float">
            <text:p>3,5</text:p>
          </table:table-cell>
          <table:table-cell table:formula="of:=[.M4]*[.E4]" office:value-type="float" office:value="14" calcext:value-type="float">
            <text:p>14</text:p>
          </table:table-cell>
          <table:table-cell table:formula="of:=[.E4]*([.J4]^2)" office:value-type="float" office:value="600.25" calcext:value-type="float">
            <text:p>600,25</text:p>
          </table:table-cell>
          <table:table-cell/>
          <table:table-cell table:style-name="ce1" office:value-type="string" calcext:value-type="string">
            <text:p>СКО</text:p>
          </table:table-cell>
          <table:table-cell table:formula="of:=SQRT([.R3])" office:value-type="float" office:value="2.28400233508345" calcext:value-type="float">
            <text:p>2,2840023350834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COUNTIF([.B$1:.B$1048576];[.D5])" office:value-type="float" office:value="5" calcext:value-type="float">
            <text:p>5</text:p>
          </table:table-cell>
          <table:table-cell table:style-name="ce2" table:formula="of:=[.E5]/[.$E$13]" office:value-type="float" office:value="0.0833333333333333" calcext:value-type="float">
            <text:p>0,083</text:p>
          </table:table-cell>
          <table:table-cell table:style-name="ce2" table:formula="of:=[.F5]+[.G4]" office:value-type="float" office:value="0.2" calcext:value-type="float">
            <text:p>0,200</text:p>
          </table:table-cell>
          <table:table-cell table:formula="of:=[.D5]*[.E5]" office:value-type="float" office:value="90" calcext:value-type="float">
            <text:p>90</text:p>
          </table:table-cell>
          <table:table-cell table:formula="of:=[.D5]-[.$R$2]" office:value-type="float" office:value="-2.5" calcext:value-type="float">
            <text:p>-2,5</text:p>
          </table:table-cell>
          <table:table-cell table:formula="of:=[.I5]^2" office:value-type="float" office:value="6.25" calcext:value-type="float">
            <text:p>6,25</text:p>
          </table:table-cell>
          <table:table-cell table:formula="of:=[.J5]*[.E5]" office:value-type="float" office:value="31.25" calcext:value-type="float">
            <text:p>31,25</text:p>
          </table:table-cell>
          <table:table-cell table:style-name="ce3" table:formula="of:=IF(MAX([.$E$2:.$E$12])=[.E5];1;0)" office:value-type="float" office:value="0" calcext:value-type="float">
            <text:p>0</text:p>
          </table:table-cell>
          <table:table-cell table:formula="of:=ABS([.I5])" office:value-type="float" office:value="2.5" calcext:value-type="float">
            <text:p>2,5</text:p>
          </table:table-cell>
          <table:table-cell table:formula="of:=[.M5]*[.E5]" office:value-type="float" office:value="12.5" calcext:value-type="float">
            <text:p>12,5</text:p>
          </table:table-cell>
          <table:table-cell table:formula="of:=[.E5]*([.J5]^2)" office:value-type="float" office:value="195.3125" calcext:value-type="float">
            <text:p>195,3125</text:p>
          </table:table-cell>
          <table:table-cell/>
          <table:table-cell table:style-name="ce1" office:value-type="string" calcext:value-type="string">
            <text:p>медиана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" calcext:value-type="float">
            <text:p>19</text:p>
          </table:table-cell>
          <table:table-cell table:formula="of:=COUNTIF([.B$1:.B$1048576];[.D6])" office:value-type="float" office:value="6" calcext:value-type="float">
            <text:p>6</text:p>
          </table:table-cell>
          <table:table-cell table:style-name="ce2" table:formula="of:=[.E6]/[.$E$13]" office:value-type="float" office:value="0.1" calcext:value-type="float">
            <text:p>0,100</text:p>
          </table:table-cell>
          <table:table-cell table:style-name="ce2" table:formula="of:=[.F6]+[.G5]" office:value-type="float" office:value="0.3" calcext:value-type="float">
            <text:p>0,300</text:p>
          </table:table-cell>
          <table:table-cell table:formula="of:=[.D6]*[.E6]" office:value-type="float" office:value="114" calcext:value-type="float">
            <text:p>114</text:p>
          </table:table-cell>
          <table:table-cell table:formula="of:=[.D6]-[.$R$2]" office:value-type="float" office:value="-1.5" calcext:value-type="float">
            <text:p>-1,5</text:p>
          </table:table-cell>
          <table:table-cell table:formula="of:=[.I6]^2" office:value-type="float" office:value="2.25" calcext:value-type="float">
            <text:p>2,25</text:p>
          </table:table-cell>
          <table:table-cell table:formula="of:=[.J6]*[.E6]" office:value-type="float" office:value="13.5" calcext:value-type="float">
            <text:p>13,5</text:p>
          </table:table-cell>
          <table:table-cell table:style-name="ce3" table:formula="of:=IF(MAX([.$E$2:.$E$12])=[.E6];1;0)" office:value-type="float" office:value="0" calcext:value-type="float">
            <text:p>0</text:p>
          </table:table-cell>
          <table:table-cell table:formula="of:=ABS([.I6])" office:value-type="float" office:value="1.5" calcext:value-type="float">
            <text:p>1,5</text:p>
          </table:table-cell>
          <table:table-cell table:formula="of:=[.M6]*[.E6]" office:value-type="float" office:value="9" calcext:value-type="float">
            <text:p>9</text:p>
          </table:table-cell>
          <table:table-cell table:formula="of:=[.E6]*([.J6]^2)" office:value-type="float" office:value="30.375" calcext:value-type="float">
            <text:p>30,375</text:p>
          </table:table-cell>
          <table:table-cell/>
          <table:table-cell table:style-name="ce1" office:value-type="string" calcext:value-type="string">
            <text:p>мода</text:p>
          </table:table-cell>
          <table:table-cell table:formula="of:=[.D8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0" calcext:value-type="float">
            <text:p>20</text:p>
          </table:table-cell>
          <table:table-cell table:formula="of:=COUNTIF([.B$1:.B$1048576];[.D7])" office:value-type="float" office:value="10" calcext:value-type="float">
            <text:p>10</text:p>
          </table:table-cell>
          <table:table-cell table:style-name="ce2" table:formula="of:=[.E7]/[.$E$13]" office:value-type="float" office:value="0.166666666666667" calcext:value-type="float">
            <text:p>0,167</text:p>
          </table:table-cell>
          <table:table-cell table:style-name="ce2" table:formula="of:=[.F7]+[.G6]" office:value-type="float" office:value="0.466666666666667" calcext:value-type="float">
            <text:p>0,467</text:p>
          </table:table-cell>
          <table:table-cell table:formula="of:=[.D7]*[.E7]" office:value-type="float" office:value="200" calcext:value-type="float">
            <text:p>200</text:p>
          </table:table-cell>
          <table:table-cell table:formula="of:=[.D7]-[.$R$2]" office:value-type="float" office:value="-0.5" calcext:value-type="float">
            <text:p>-0,5</text:p>
          </table:table-cell>
          <table:table-cell table:formula="of:=[.I7]^2" office:value-type="float" office:value="0.25" calcext:value-type="float">
            <text:p>0,25</text:p>
          </table:table-cell>
          <table:table-cell table:formula="of:=[.J7]*[.E7]" office:value-type="float" office:value="2.5" calcext:value-type="float">
            <text:p>2,5</text:p>
          </table:table-cell>
          <table:table-cell table:style-name="ce3" table:formula="of:=IF(MAX([.$E$2:.$E$12])=[.E7];1;0)" office:value-type="float" office:value="0" calcext:value-type="float">
            <text:p>0</text:p>
          </table:table-cell>
          <table:table-cell table:formula="of:=ABS([.I7])" office:value-type="float" office:value="0.5" calcext:value-type="float">
            <text:p>0,5</text:p>
          </table:table-cell>
          <table:table-cell table:formula="of:=[.M7]*[.E7]" office:value-type="float" office:value="5" calcext:value-type="float">
            <text:p>5</text:p>
          </table:table-cell>
          <table:table-cell table:formula="of:=[.E7]*([.J7]^2)" office:value-type="float" office:value="0.625" calcext:value-type="float">
            <text:p>0,625</text:p>
          </table:table-cell>
          <table:table-cell/>
          <table:table-cell table:style-name="ce1" office:value-type="string" calcext:value-type="string">
            <text:p>САО</text:p>
          </table:table-cell>
          <table:table-cell table:formula="of:=SUM([.N2:.N12])/[.E13]" office:value-type="float" office:value="1.83333333333333" calcext:value-type="float">
            <text:p>1,8333333333333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UNTIF([.B$1:.B$1048576];[.D8])" office:value-type="float" office:value="13" calcext:value-type="float">
            <text:p>13</text:p>
          </table:table-cell>
          <table:table-cell table:style-name="ce2" table:formula="of:=[.E8]/[.$E$13]" office:value-type="float" office:value="0.216666666666667" calcext:value-type="float">
            <text:p>0,217</text:p>
          </table:table-cell>
          <table:table-cell table:style-name="ce2" table:formula="of:=[.F8]+[.G7]" office:value-type="float" office:value="0.683333333333333" calcext:value-type="float">
            <text:p>0,683</text:p>
          </table:table-cell>
          <table:table-cell table:formula="of:=[.D8]*[.E8]" office:value-type="float" office:value="273" calcext:value-type="float">
            <text:p>273</text:p>
          </table:table-cell>
          <table:table-cell table:formula="of:=[.D8]-[.$R$2]" office:value-type="float" office:value="0.5" calcext:value-type="float">
            <text:p>0,5</text:p>
          </table:table-cell>
          <table:table-cell table:formula="of:=[.I8]^2" office:value-type="float" office:value="0.25" calcext:value-type="float">
            <text:p>0,25</text:p>
          </table:table-cell>
          <table:table-cell table:formula="of:=[.J8]*[.E8]" office:value-type="float" office:value="3.25" calcext:value-type="float">
            <text:p>3,25</text:p>
          </table:table-cell>
          <table:table-cell table:style-name="ce3" table:formula="of:=IF(MAX([.$E$2:.$E$12])=[.E8];1;0)" office:value-type="float" office:value="1" calcext:value-type="float">
            <text:p>1</text:p>
          </table:table-cell>
          <table:table-cell table:formula="of:=ABS([.I8])" office:value-type="float" office:value="0.5" calcext:value-type="float">
            <text:p>0,5</text:p>
          </table:table-cell>
          <table:table-cell table:formula="of:=[.M8]*[.E8]" office:value-type="float" office:value="6.5" calcext:value-type="float">
            <text:p>6,5</text:p>
          </table:table-cell>
          <table:table-cell table:formula="of:=[.E8]*([.J8]^2)" office:value-type="float" office:value="0.8125" calcext:value-type="float">
            <text:p>0,8125</text:p>
          </table:table-cell>
          <table:table-cell/>
          <table:table-cell table:style-name="ce1" office:value-type="string" calcext:value-type="string">
            <text:p>V</text:p>
          </table:table-cell>
          <table:table-cell table:formula="of:=([.R4]/[.R2])*100" office:value-type="float" office:value="11.1414748052851" calcext:value-type="float">
            <text:p>11,141474805285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2" calcext:value-type="float">
            <text:p>22</text:p>
          </table:table-cell>
          <table:table-cell table:formula="of:=COUNTIF([.B$1:.B$1048576];[.D9])" office:value-type="float" office:value="7" calcext:value-type="float">
            <text:p>7</text:p>
          </table:table-cell>
          <table:table-cell table:style-name="ce2" table:formula="of:=[.E9]/[.$E$13]" office:value-type="float" office:value="0.116666666666667" calcext:value-type="float">
            <text:p>0,117</text:p>
          </table:table-cell>
          <table:table-cell table:style-name="ce2" table:formula="of:=[.F9]+[.G8]" office:value-type="float" office:value="0.8" calcext:value-type="float">
            <text:p>0,800</text:p>
          </table:table-cell>
          <table:table-cell table:formula="of:=[.D9]*[.E9]" office:value-type="float" office:value="154" calcext:value-type="float">
            <text:p>154</text:p>
          </table:table-cell>
          <table:table-cell table:formula="of:=[.D9]-[.$R$2]" office:value-type="float" office:value="1.5" calcext:value-type="float">
            <text:p>1,5</text:p>
          </table:table-cell>
          <table:table-cell table:formula="of:=[.I9]^2" office:value-type="float" office:value="2.25" calcext:value-type="float">
            <text:p>2,25</text:p>
          </table:table-cell>
          <table:table-cell table:formula="of:=[.J9]*[.E9]" office:value-type="float" office:value="15.75" calcext:value-type="float">
            <text:p>15,75</text:p>
          </table:table-cell>
          <table:table-cell table:style-name="ce3" table:formula="of:=IF(MAX([.$E$2:.$E$12])=[.E9];1;0)" office:value-type="float" office:value="0" calcext:value-type="float">
            <text:p>0</text:p>
          </table:table-cell>
          <table:table-cell table:formula="of:=ABS([.I9])" office:value-type="float" office:value="1.5" calcext:value-type="float">
            <text:p>1,5</text:p>
          </table:table-cell>
          <table:table-cell table:formula="of:=[.M9]*[.E9]" office:value-type="float" office:value="10.5" calcext:value-type="float">
            <text:p>10,5</text:p>
          </table:table-cell>
          <table:table-cell table:formula="of:=[.E9]*([.J9]^2)" office:value-type="float" office:value="35.4375" calcext:value-type="float">
            <text:p>35,4375</text:p>
          </table:table-cell>
          <table:table-cell/>
          <table:table-cell table:style-name="ce1" office:value-type="string" calcext:value-type="string">
            <text:p>Эксцесс</text:p>
          </table:table-cell>
          <table:table-cell table:formula="of:=SUM([.O2:.O12])/([.E13]*[.R4]^4)" office:value-type="float" office:value="2.604548377548" calcext:value-type="float">
            <text:p>2,60454837754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3" calcext:value-type="float">
            <text:p>23</text:p>
          </table:table-cell>
          <table:table-cell table:formula="of:=COUNTIF([.B$1:.B$1048576];[.D10])" office:value-type="float" office:value="6" calcext:value-type="float">
            <text:p>6</text:p>
          </table:table-cell>
          <table:table-cell table:style-name="ce2" table:formula="of:=[.E10]/[.$E$13]" office:value-type="float" office:value="0.1" calcext:value-type="float">
            <text:p>0,100</text:p>
          </table:table-cell>
          <table:table-cell table:style-name="ce2" table:formula="of:=[.F10]+[.G9]" office:value-type="float" office:value="0.9" calcext:value-type="float">
            <text:p>0,900</text:p>
          </table:table-cell>
          <table:table-cell table:formula="of:=[.D10]*[.E10]" office:value-type="float" office:value="138" calcext:value-type="float">
            <text:p>138</text:p>
          </table:table-cell>
          <table:table-cell table:formula="of:=[.D10]-[.$R$2]" office:value-type="float" office:value="2.5" calcext:value-type="float">
            <text:p>2,5</text:p>
          </table:table-cell>
          <table:table-cell table:formula="of:=[.I10]^2" office:value-type="float" office:value="6.25" calcext:value-type="float">
            <text:p>6,25</text:p>
          </table:table-cell>
          <table:table-cell table:formula="of:=[.J10]*[.E10]" office:value-type="float" office:value="37.5" calcext:value-type="float">
            <text:p>37,5</text:p>
          </table:table-cell>
          <table:table-cell table:style-name="ce3" table:formula="of:=IF(MAX([.$E$2:.$E$12])=[.E10];1;0)" office:value-type="float" office:value="0" calcext:value-type="float">
            <text:p>0</text:p>
          </table:table-cell>
          <table:table-cell table:formula="of:=ABS([.I10])" office:value-type="float" office:value="2.5" calcext:value-type="float">
            <text:p>2,5</text:p>
          </table:table-cell>
          <table:table-cell table:formula="of:=[.M10]*[.E10]" office:value-type="float" office:value="15" calcext:value-type="float">
            <text:p>15</text:p>
          </table:table-cell>
          <table:table-cell table:formula="of:=[.E10]*([.J10]^2)" office:value-type="float" office:value="234.375" calcext:value-type="float">
            <text:p>234,37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UNTIF([.B$1:.B$1048576];[.D11])" office:value-type="float" office:value="4" calcext:value-type="float">
            <text:p>4</text:p>
          </table:table-cell>
          <table:table-cell table:style-name="ce2" table:formula="of:=[.E11]/[.$E$13]" office:value-type="float" office:value="0.0666666666666667" calcext:value-type="float">
            <text:p>0,067</text:p>
          </table:table-cell>
          <table:table-cell table:style-name="ce2" table:formula="of:=[.F11]+[.G10]" office:value-type="float" office:value="0.966666666666667" calcext:value-type="float">
            <text:p>0,967</text:p>
          </table:table-cell>
          <table:table-cell table:formula="of:=[.D11]*[.E11]" office:value-type="float" office:value="96" calcext:value-type="float">
            <text:p>96</text:p>
          </table:table-cell>
          <table:table-cell table:formula="of:=[.D11]-[.$R$2]" office:value-type="float" office:value="3.5" calcext:value-type="float">
            <text:p>3,5</text:p>
          </table:table-cell>
          <table:table-cell table:formula="of:=[.I11]^2" office:value-type="float" office:value="12.25" calcext:value-type="float">
            <text:p>12,25</text:p>
          </table:table-cell>
          <table:table-cell table:formula="of:=[.J11]*[.E11]" office:value-type="float" office:value="49" calcext:value-type="float">
            <text:p>49</text:p>
          </table:table-cell>
          <table:table-cell table:style-name="ce3" table:formula="of:=IF(MAX([.$E$2:.$E$12])=[.E11];1;0)" office:value-type="float" office:value="0" calcext:value-type="float">
            <text:p>0</text:p>
          </table:table-cell>
          <table:table-cell table:formula="of:=ABS([.I11])" office:value-type="float" office:value="3.5" calcext:value-type="float">
            <text:p>3,5</text:p>
          </table:table-cell>
          <table:table-cell table:formula="of:=[.M11]*[.E11]" office:value-type="float" office:value="14" calcext:value-type="float">
            <text:p>14</text:p>
          </table:table-cell>
          <table:table-cell table:formula="of:=[.E11]*([.J11]^2)" office:value-type="float" office:value="600.25" calcext:value-type="float">
            <text:p>600,2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UNTIF([.B$1:.B$1048576];[.D12])" office:value-type="float" office:value="2" calcext:value-type="float">
            <text:p>2</text:p>
          </table:table-cell>
          <table:table-cell table:style-name="ce2" table:formula="of:=[.E12]/[.$E$13]" office:value-type="float" office:value="0.0333333333333333" calcext:value-type="float">
            <text:p>0,033</text:p>
          </table:table-cell>
          <table:table-cell table:style-name="ce2" table:formula="of:=[.F12]+[.G11]" office:value-type="float" office:value="1" calcext:value-type="float">
            <text:p>1,000</text:p>
          </table:table-cell>
          <table:table-cell table:formula="of:=[.D12]*[.E12]" office:value-type="float" office:value="50" calcext:value-type="float">
            <text:p>50</text:p>
          </table:table-cell>
          <table:table-cell table:formula="of:=[.D12]-[.$R$2]" office:value-type="float" office:value="4.5" calcext:value-type="float">
            <text:p>4,5</text:p>
          </table:table-cell>
          <table:table-cell table:formula="of:=[.I12]^2" office:value-type="float" office:value="20.25" calcext:value-type="float">
            <text:p>20,25</text:p>
          </table:table-cell>
          <table:table-cell table:formula="of:=[.J12]*[.E12]" office:value-type="float" office:value="40.5" calcext:value-type="float">
            <text:p>40,5</text:p>
          </table:table-cell>
          <table:table-cell table:style-name="ce3" table:formula="of:=IF(MAX([.$E$2:.$E$12])=[.E12];1;0)" office:value-type="float" office:value="0" calcext:value-type="float">
            <text:p>0</text:p>
          </table:table-cell>
          <table:table-cell table:formula="of:=ABS([.I12])" office:value-type="float" office:value="4.5" calcext:value-type="float">
            <text:p>4,5</text:p>
          </table:table-cell>
          <table:table-cell table:formula="of:=[.M12]*[.E12]" office:value-type="float" office:value="9" calcext:value-type="float">
            <text:p>9</text:p>
          </table:table-cell>
          <table:table-cell table:formula="of:=[.E12]*([.J12]^2)" office:value-type="float" office:value="820.125" calcext:value-type="float">
            <text:p>820,12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SUM([.E2:.E12])" office:value-type="float" office:value="60" calcext:value-type="float">
            <text:p>60</text:p>
          </table:table-cell>
          <table:table-cell table:formula="of:=[.E13]/[.E13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17"/>
        </table:table-row>
      </table:table>
      <table:table table:name="Задача 2" table:style-name="ta1">
        <table:shapes>
          <draw:frame draw:z-index="0" draw:name="внедрённый объект (OLE) 2" draw:style-name="gr2" draw:text-style-name="P1" svg:width="1.17cm" svg:height="0.474cm" svg:x="22.223cm" svg:y="0.377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5.999cm" svg:height="8.999cm" svg:x="6.762cm" svg:y="4.463cm">
            <draw:object draw:notify-on-update-of-ranges="'Задача 2'.D4:'Задача 2'.D10 'Задача 2'.G4:'Задача 2'.G1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15.999cm" svg:height="8.999cm" svg:x="22.723cm" svg:y="4.423cm">
            <draw:object draw:notify-on-update-of-ranges="'Задача 2'.E3:'Задача 2'.E9 'Задача 2'.I3:'Задача 2'.I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name="внедрённый объект (OLE) 1" draw:style-name="gr2" draw:text-style-name="P1" svg:width="0.2cm" svg:height="0.474cm" svg:x="26.782cm" svg:y="0.904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/>
          <table:table-cell table:style-name="ce1" office:value-type="string" calcext:value-type="string">
            <text:p>x_min</text:p>
          </table:table-cell>
          <table:table-cell table:style-name="ce1" office:value-type="string" calcext:value-type="string">
            <text:p>x_max</text:p>
          </table:table-cell>
          <table:table-cell table:style-name="ce1" office:value-type="string" calcext:value-type="string">
            <text:p>x_mid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накопленная w</text:p>
          </table:table-cell>
          <table:table-cell table:style-name="ce1" office:value-type="string" calcext:value-type="string">
            <text:p>x*n</text:p>
          </table:table-cell>
          <table:table-cell table:style-name="ce1"/>
          <table:table-cell table:style-name="ce1" office:value-type="string" calcext:value-type="string">
            <text:p>K^2</text:p>
          </table:table-cell>
          <table:table-cell table:style-name="ce1" office:value-type="string" calcext:value-type="string">
            <text:p>L * G</text:p>
          </table:table-cell>
          <table:table-cell table:style-name="ce1" office:value-type="string" calcext:value-type="string">
            <text:p>МОДА?</text:p>
          </table:table-cell>
          <table:table-cell table:style-name="ce1" office:value-type="string" calcext:value-type="string">
            <text:p>ABS(K)</text:p>
          </table:table-cell>
          <table:table-cell table:style-name="ce1" office:value-type="string" calcext:value-type="string">
            <text:p>O * G</text:p>
          </table:table-cell>
          <table:table-cell table:style-name="ce1" office:value-type="string" calcext:value-type="string">
            <text:p>G * L^2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/>
          <table:table-cell table:style-name="ce4"/>
          <table:table-cell table:style-name="ce4" office:value-type="float" office:value="85" calcext:value-type="float">
            <text:p>85</text:p>
          </table:table-cell>
          <table:table-cell table:style-name="ce4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E41]" office:value-type="float" office:value="85" calcext:value-type="float">
            <text:p>85</text:p>
          </table:table-cell>
          <table:table-cell table:formula="of:=[.D4]+[.$E$44]" office:value-type="float" office:value="94" calcext:value-type="float">
            <text:p>94</text:p>
          </table:table-cell>
          <table:table-cell table:formula="of:=([.D4]+[.E4])/2" office:value-type="float" office:value="89.5" calcext:value-type="float">
            <text:p>89,5</text:p>
          </table:table-cell>
          <table:table-cell table:formula="of:=COUNT([.B1:.B8])" office:value-type="float" office:value="8" calcext:value-type="float">
            <text:p>8</text:p>
          </table:table-cell>
          <table:table-cell table:style-name="ce2" table:formula="of:=[.G4]/[.$G$11]" office:value-type="float" office:value="0.16" calcext:value-type="float">
            <text:p>0,160</text:p>
          </table:table-cell>
          <table:table-cell table:style-name="ce2" table:formula="of:=[.H4]" office:value-type="float" office:value="0.16" calcext:value-type="float">
            <text:p>0,160</text:p>
          </table:table-cell>
          <table:table-cell table:formula="of:=[.F4]*[.G4]" office:value-type="float" office:value="716" calcext:value-type="float">
            <text:p>716</text:p>
          </table:table-cell>
          <table:table-cell table:formula="of:=[.F4]-[.$E$32]" office:value-type="float" office:value="-16.56" calcext:value-type="float">
            <text:p>-16,56</text:p>
          </table:table-cell>
          <table:table-cell table:formula="of:=[.K4]^2" office:value-type="float" office:value="274.2336" calcext:value-type="float">
            <text:p>274,2336</text:p>
          </table:table-cell>
          <table:table-cell table:formula="of:=[.L4]*[.G4]" office:value-type="float" office:value="2193.8688" calcext:value-type="float">
            <text:p>2193,8688</text:p>
          </table:table-cell>
          <table:table-cell table:style-name="ce3" table:formula="of:=IF(MAX([.$G$4:.$G$9])=[.G4];1;0)" office:value-type="float" office:value="0" calcext:value-type="float">
            <text:p>0</text:p>
          </table:table-cell>
          <table:table-cell table:formula="of:=ABS([.K4])" office:value-type="float" office:value="16.56" calcext:value-type="float">
            <text:p>16,56</text:p>
          </table:table-cell>
          <table:table-cell table:formula="of:=[.O4]*[.G4]" office:value-type="float" office:value="132.48" calcext:value-type="float">
            <text:p>132,48</text:p>
          </table:table-cell>
          <table:table-cell table:formula="of:=[.G4]*([.L4]^2)" office:value-type="float" office:value="601632.53895168" calcext:value-type="float">
            <text:p>601632,5389516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E4]" office:value-type="float" office:value="94" calcext:value-type="float">
            <text:p>94</text:p>
          </table:table-cell>
          <table:table-cell table:formula="of:=[.D5]+[.$E$44]" office:value-type="float" office:value="103" calcext:value-type="float">
            <text:p>103</text:p>
          </table:table-cell>
          <table:table-cell table:formula="of:=([.D5]+[.E5])/2" office:value-type="float" office:value="98.5" calcext:value-type="float">
            <text:p>98,5</text:p>
          </table:table-cell>
          <table:table-cell table:formula="of:=COUNT([.B9:.B17])" office:value-type="float" office:value="9" calcext:value-type="float">
            <text:p>9</text:p>
          </table:table-cell>
          <table:table-cell table:style-name="ce2" table:formula="of:=[.G5]/[.$G$11]" office:value-type="float" office:value="0.18" calcext:value-type="float">
            <text:p>0,180</text:p>
          </table:table-cell>
          <table:table-cell table:style-name="ce2" table:formula="of:=[.H5]+[.I4]" office:value-type="float" office:value="0.34" calcext:value-type="float">
            <text:p>0,340</text:p>
          </table:table-cell>
          <table:table-cell table:formula="of:=[.F5]*[.G5]" office:value-type="float" office:value="886.5" calcext:value-type="float">
            <text:p>886,5</text:p>
          </table:table-cell>
          <table:table-cell table:formula="of:=[.F5]-[.$E$32]" office:value-type="float" office:value="-7.56" calcext:value-type="float">
            <text:p>-7,56</text:p>
          </table:table-cell>
          <table:table-cell table:formula="of:=[.K5]^2" office:value-type="float" office:value="57.1536" calcext:value-type="float">
            <text:p>57,1536</text:p>
          </table:table-cell>
          <table:table-cell table:formula="of:=[.L5]*[.G5]" office:value-type="float" office:value="514.3824" calcext:value-type="float">
            <text:p>514,3824</text:p>
          </table:table-cell>
          <table:table-cell table:style-name="ce3" table:formula="of:=IF(MAX([.$G$4:.$G$9])=[.G5];1;0)" office:value-type="float" office:value="0" calcext:value-type="float">
            <text:p>0</text:p>
          </table:table-cell>
          <table:table-cell table:formula="of:=ABS([.K5])" office:value-type="float" office:value="7.56" calcext:value-type="float">
            <text:p>7,56</text:p>
          </table:table-cell>
          <table:table-cell table:formula="of:=[.O5]*[.G5]" office:value-type="float" office:value="68.04" calcext:value-type="float">
            <text:p>68,04</text:p>
          </table:table-cell>
          <table:table-cell table:formula="of:=[.G5]*([.L5]^2)" office:value-type="float" office:value="29398.80593664" calcext:value-type="float">
            <text:p>29398,8059366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E5]" office:value-type="float" office:value="103" calcext:value-type="float">
            <text:p>103</text:p>
          </table:table-cell>
          <table:table-cell table:formula="of:=[.D6]+[.$E$44]" office:value-type="float" office:value="112" calcext:value-type="float">
            <text:p>112</text:p>
          </table:table-cell>
          <table:table-cell table:formula="of:=([.D6]+[.E6])/2" office:value-type="float" office:value="107.5" calcext:value-type="float">
            <text:p>107,5</text:p>
          </table:table-cell>
          <table:table-cell table:formula="of:=COUNT([.B18:.B38])" office:value-type="float" office:value="21" calcext:value-type="float">
            <text:p>21</text:p>
          </table:table-cell>
          <table:table-cell table:style-name="ce2" table:formula="of:=[.G6]/[.$G$11]" office:value-type="float" office:value="0.42" calcext:value-type="float">
            <text:p>0,420</text:p>
          </table:table-cell>
          <table:table-cell table:style-name="ce2" table:formula="of:=[.H6]+[.I5]" office:value-type="float" office:value="0.76" calcext:value-type="float">
            <text:p>0,760</text:p>
          </table:table-cell>
          <table:table-cell table:formula="of:=[.F6]*[.G6]" office:value-type="float" office:value="2257.5" calcext:value-type="float">
            <text:p>2257,5</text:p>
          </table:table-cell>
          <table:table-cell table:formula="of:=[.F6]-[.$E$32]" office:value-type="float" office:value="1.44" calcext:value-type="float">
            <text:p>1,44</text:p>
          </table:table-cell>
          <table:table-cell table:formula="of:=[.K6]^2" office:value-type="float" office:value="2.07359999999999" calcext:value-type="float">
            <text:p>2,07359999999999</text:p>
          </table:table-cell>
          <table:table-cell table:formula="of:=[.L6]*[.G6]" office:value-type="float" office:value="43.5455999999999" calcext:value-type="float">
            <text:p>43,5455999999999</text:p>
          </table:table-cell>
          <table:table-cell table:style-name="ce3" table:formula="of:=IF(MAX([.$G$4:.$G$9])=[.G6];1;0)" office:value-type="float" office:value="1" calcext:value-type="float">
            <text:p>1</text:p>
          </table:table-cell>
          <table:table-cell table:formula="of:=ABS([.K6])" office:value-type="float" office:value="1.44" calcext:value-type="float">
            <text:p>1,44</text:p>
          </table:table-cell>
          <table:table-cell table:formula="of:=[.O6]*[.G6]" office:value-type="float" office:value="30.24" calcext:value-type="float">
            <text:p>30,24</text:p>
          </table:table-cell>
          <table:table-cell table:formula="of:=[.G6]*([.L6]^2)" office:value-type="float" office:value="90.2961561599994" calcext:value-type="float">
            <text:p>90,29615615999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E6]" office:value-type="float" office:value="112" calcext:value-type="float">
            <text:p>112</text:p>
          </table:table-cell>
          <table:table-cell table:formula="of:=[.D7]+[.$E$44]" office:value-type="float" office:value="121" calcext:value-type="float">
            <text:p>121</text:p>
          </table:table-cell>
          <table:table-cell table:formula="of:=([.D7]+[.E7])/2" office:value-type="float" office:value="116.5" calcext:value-type="float">
            <text:p>116,5</text:p>
          </table:table-cell>
          <table:table-cell table:formula="of:=COUNT([.B39:.B46])" office:value-type="float" office:value="8" calcext:value-type="float">
            <text:p>8</text:p>
          </table:table-cell>
          <table:table-cell table:style-name="ce2" table:formula="of:=[.G7]/[.$G$11]" office:value-type="float" office:value="0.16" calcext:value-type="float">
            <text:p>0,160</text:p>
          </table:table-cell>
          <table:table-cell table:style-name="ce2" table:formula="of:=[.H7]+[.I6]" office:value-type="float" office:value="0.92" calcext:value-type="float">
            <text:p>0,920</text:p>
          </table:table-cell>
          <table:table-cell table:formula="of:=[.F7]*[.G7]" office:value-type="float" office:value="932" calcext:value-type="float">
            <text:p>932</text:p>
          </table:table-cell>
          <table:table-cell table:formula="of:=[.F7]-[.$E$32]" office:value-type="float" office:value="10.44" calcext:value-type="float">
            <text:p>10,44</text:p>
          </table:table-cell>
          <table:table-cell table:formula="of:=[.K7]^2" office:value-type="float" office:value="108.9936" calcext:value-type="float">
            <text:p>108,9936</text:p>
          </table:table-cell>
          <table:table-cell table:formula="of:=[.L7]*[.G7]" office:value-type="float" office:value="871.9488" calcext:value-type="float">
            <text:p>871,9488</text:p>
          </table:table-cell>
          <table:table-cell table:style-name="ce3" table:formula="of:=IF(MAX([.$G$4:.$G$9])=[.G7];1;0)" office:value-type="float" office:value="0" calcext:value-type="float">
            <text:p>0</text:p>
          </table:table-cell>
          <table:table-cell table:formula="of:=ABS([.K7])" office:value-type="float" office:value="10.44" calcext:value-type="float">
            <text:p>10,44</text:p>
          </table:table-cell>
          <table:table-cell table:formula="of:=[.O7]*[.G7]" office:value-type="float" office:value="83.52" calcext:value-type="float">
            <text:p>83,52</text:p>
          </table:table-cell>
          <table:table-cell table:formula="of:=[.G7]*([.L7]^2)" office:value-type="float" office:value="95036.8387276799" calcext:value-type="float">
            <text:p>95036,838727679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E7]" office:value-type="float" office:value="121" calcext:value-type="float">
            <text:p>121</text:p>
          </table:table-cell>
          <table:table-cell table:formula="of:=[.D8]+[.$E$44]" office:value-type="float" office:value="130" calcext:value-type="float">
            <text:p>130</text:p>
          </table:table-cell>
          <table:table-cell table:formula="of:=([.D8]+[.E8])/2" office:value-type="float" office:value="125.5" calcext:value-type="float">
            <text:p>125,5</text:p>
          </table:table-cell>
          <table:table-cell table:formula="of:=COUNT([.B47:.B49])" office:value-type="float" office:value="3" calcext:value-type="float">
            <text:p>3</text:p>
          </table:table-cell>
          <table:table-cell table:style-name="ce2" table:formula="of:=[.G8]/[.$G$11]" office:value-type="float" office:value="0.06" calcext:value-type="float">
            <text:p>0,060</text:p>
          </table:table-cell>
          <table:table-cell table:style-name="ce2" table:formula="of:=[.H8]+[.I7]" office:value-type="float" office:value="0.98" calcext:value-type="float">
            <text:p>0,980</text:p>
          </table:table-cell>
          <table:table-cell table:formula="of:=[.F8]*[.G8]" office:value-type="float" office:value="376.5" calcext:value-type="float">
            <text:p>376,5</text:p>
          </table:table-cell>
          <table:table-cell table:formula="of:=[.F8]-[.$E$32]" office:value-type="float" office:value="19.44" calcext:value-type="float">
            <text:p>19,44</text:p>
          </table:table-cell>
          <table:table-cell table:formula="of:=[.K8]^2" office:value-type="float" office:value="377.9136" calcext:value-type="float">
            <text:p>377,9136</text:p>
          </table:table-cell>
          <table:table-cell table:formula="of:=[.L8]*[.G8]" office:value-type="float" office:value="1133.7408" calcext:value-type="float">
            <text:p>1133,7408</text:p>
          </table:table-cell>
          <table:table-cell table:style-name="ce3" table:formula="of:=IF(MAX([.$G$4:.$G$9])=[.G8];1;0)" office:value-type="float" office:value="0" calcext:value-type="float">
            <text:p>0</text:p>
          </table:table-cell>
          <table:table-cell table:formula="of:=ABS([.K8])" office:value-type="float" office:value="19.44" calcext:value-type="float">
            <text:p>19,44</text:p>
          </table:table-cell>
          <table:table-cell table:formula="of:=[.O8]*[.G8]" office:value-type="float" office:value="58.32" calcext:value-type="float">
            <text:p>58,32</text:p>
          </table:table-cell>
          <table:table-cell table:formula="of:=[.G8]*([.L8]^2)" office:value-type="float" office:value="428456.06719488" calcext:value-type="float">
            <text:p>428456,0671948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E8]" office:value-type="float" office:value="130" calcext:value-type="float">
            <text:p>130</text:p>
          </table:table-cell>
          <table:table-cell table:formula="of:=[.D9]+[.$E$44]" office:value-type="float" office:value="139" calcext:value-type="float">
            <text:p>139</text:p>
          </table:table-cell>
          <table:table-cell table:formula="of:=([.D9]+[.E9])/2" office:value-type="float" office:value="134.5" calcext:value-type="float">
            <text:p>134,5</text:p>
          </table:table-cell>
          <table:table-cell table:formula="of:=COUNT([.B50:.B50])" office:value-type="float" office:value="1" calcext:value-type="float">
            <text:p>1</text:p>
          </table:table-cell>
          <table:table-cell table:style-name="ce2" table:formula="of:=[.G9]/[.$G$11]" office:value-type="float" office:value="0.02" calcext:value-type="float">
            <text:p>0,020</text:p>
          </table:table-cell>
          <table:table-cell table:style-name="ce2" table:formula="of:=[.H9]+[.I8]" office:value-type="float" office:value="1" calcext:value-type="float">
            <text:p>1,000</text:p>
          </table:table-cell>
          <table:table-cell table:formula="of:=[.F9]*[.G9]" office:value-type="float" office:value="134.5" calcext:value-type="float">
            <text:p>134,5</text:p>
          </table:table-cell>
          <table:table-cell table:formula="of:=[.F9]-[.$E$32]" office:value-type="float" office:value="28.44" calcext:value-type="float">
            <text:p>28,44</text:p>
          </table:table-cell>
          <table:table-cell table:formula="of:=[.K9]^2" office:value-type="float" office:value="808.8336" calcext:value-type="float">
            <text:p>808,8336</text:p>
          </table:table-cell>
          <table:table-cell table:formula="of:=[.L9]*[.G9]" office:value-type="float" office:value="808.8336" calcext:value-type="float">
            <text:p>808,8336</text:p>
          </table:table-cell>
          <table:table-cell table:style-name="ce3" table:formula="of:=IF(MAX([.$G$4:.$G$9])=[.G9];1;0)" office:value-type="float" office:value="0" calcext:value-type="float">
            <text:p>0</text:p>
          </table:table-cell>
          <table:table-cell table:formula="of:=ABS([.K9])" office:value-type="float" office:value="28.44" calcext:value-type="float">
            <text:p>28,44</text:p>
          </table:table-cell>
          <table:table-cell table:formula="of:=[.O9]*[.G9]" office:value-type="float" office:value="28.44" calcext:value-type="float">
            <text:p>28,44</text:p>
          </table:table-cell>
          <table:table-cell table:formula="of:=[.G9]*([.L9]^2)" office:value-type="float" office:value="654211.79248896" calcext:value-type="float">
            <text:p>654211,7924889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4" table:formula="of:=[.E9]" office:value-type="float" office:value="139" calcext:value-type="float">
            <text:p>13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table:style-name="ce4"/>
          <table:table-cell table:style-name="ce4" table:formula="of:=SUM([.G4:.G9])" office:value-type="float" office:value="50" calcext:value-type="float">
            <text:p>50</text:p>
          </table:table-cell>
          <table:table-cell table:style-name="ce2" table:number-columns-repeated="2"/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ce2" table:number-columns-repeated="2"/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ce2" table:number-columns-repeated="2"/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table:number-columns-repeated="5"/>
          <table:table-cell table:style-name="ce2" table:number-columns-repeated="2"/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table:number-columns-repeated="1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table:number-columns-repeated="1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table:number-columns-repeated="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table:number-columns-repeated="1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table:number-columns-repeated="1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1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table:number-columns-repeated="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table:number-columns-repeated="1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table:number-columns-repeated="1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table:number-columns-repeated="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table:number-columns-repeated="1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table:number-columns-repeated="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table:number-columns-repeated="1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/>
          <table:table-cell table:style-name="ce1" office:value-type="string" calcext:value-type="string">
            <text:p>среднее</text:p>
          </table:table-cell>
          <table:table-cell table:formula="of:=SUM([.J4:.J9])/[.G11]" office:value-type="float" office:value="106.06" calcext:value-type="float">
            <text:p>106,06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1" office:value-type="string" calcext:value-type="string">
            <text:p>Дисперсия</text:p>
          </table:table-cell>
          <table:table-cell table:formula="of:=SUM([.M4:.M9])/[.G11]" office:value-type="float" office:value="111.3264" calcext:value-type="float">
            <text:p>111,3264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1" office:value-type="string" calcext:value-type="string">
            <text:p>СКО</text:p>
          </table:table-cell>
          <table:table-cell table:formula="of:=SQRT([.E33])" office:value-type="float" office:value="10.5511326406221" calcext:value-type="float">
            <text:p>10,5511326406221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1" office:value-type="string" calcext:value-type="string">
            <text:p>медиана</text:p>
          </table:table-cell>
          <table:table-cell table:formula="of:=([.E41]+[.E42])/2"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1" office:value-type="string" calcext:value-type="string">
            <text:p>мода</text:p>
          </table:table-cell>
          <table:table-cell office:value-type="float" office:value="107.5" calcext:value-type="float">
            <text:p>107,5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1" office:value-type="string" calcext:value-type="string">
            <text:p>САО</text:p>
          </table:table-cell>
          <table:table-cell table:formula="of:=SUM([.P4:.P9])/[.G11]" office:value-type="float" office:value="8.0208" calcext:value-type="float">
            <text:p>8,0208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1" office:value-type="string" calcext:value-type="string">
            <text:p>V</text:p>
          </table:table-cell>
          <table:table-cell table:formula="of:=([.E34]/[.E32])*100" office:value-type="float" office:value="9.9482676226872" calcext:value-type="float">
            <text:p>9,9482676226872</text:p>
          </table:table-cell>
          <table:table-cell office:value-type="string" calcext:value-type="string">
            <text:p>%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1" office:value-type="string" calcext:value-type="string">
            <text:p>Эксцесс</text:p>
          </table:table-cell>
          <table:table-cell table:formula="of:=SUM([.Q4:.Q9])/([.G11]*[.E34]^4)" office:value-type="float" office:value="2.9189760950614" calcext:value-type="float">
            <text:p>2,9189760950614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1" office:value-type="string" calcext:value-type="string">
            <text:p>min</text:p>
          </table:table-cell>
          <table:table-cell table:formula="of:=[.B1]"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1" office:value-type="string" calcext:value-type="string">
            <text:p>max</text:p>
          </table:table-cell>
          <table:table-cell table:formula="of:=[.B50]"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/>
          <table:table-cell table:style-name="ce1" office:value-type="string" calcext:value-type="string">
            <text:p>k</text:p>
          </table:table-cell>
          <table:table-cell table:formula="of:=ROUNDDOWN(1+3.322*LOG10(50);0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/>
          <table:table-cell table:style-name="ce1" office:value-type="string" calcext:value-type="string">
            <text:p>h</text:p>
          </table:table-cell>
          <table:table-cell table:formula="of:=([.E42]-[.E41])/[.E43]"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table:number-columns-repeated="1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table:number-columns-repeated="1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table:number-columns-repeated="1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table:number-columns-repeated="1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table:number-columns-repeated="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9" calcext:value-type="float">
            <text:p>139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0" table:target-range-address="'Задача 1'.B1:'Задача 1'.B10485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Задача 2'.B1:'Задача 2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19">
      <number:number number:decimal-places="14" number:min-decimal-places="14"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20:47:45.183746888</meta:creation-date>
    <meta:generator>LibreOffice/7.3.7.2$Linux_X86_64 LibreOffice_project/30$Build-2</meta:generator>
    <dc:date>2024-03-05T18:35:39.614689367</dc:date>
    <meta:editing-duration>PT1H28M11S</meta:editing-duration>
    <meta:editing-cycles>6</meta:editing-cycles>
    <meta:document-statistic meta:table-count="2" meta:cell-count="520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035cm" svg:y="0.316cm" chart:style-name="ch2">
          <text:p>Полигон распределения относительных частот</text:p>
        </chart:title>
        <chart:plot-area chart:style-name="ch3" table:cell-range-address="'Задача 1'.D2:'Задача 1'.D12 'Задача 1'.F2:'Задача 1'.F12" svg:x="1.331cm" svg:y="1.275cm" svg:width="14.349cm" svg:height="6.564cm">
          <chart:coordinate-region svg:x="2.43cm" svg:y="1.474cm" svg:width="13.063cm" svg:height="5.718cm"/>
          <chart:axis chart:dimension="x" chart:name="primary-x" chart:style-name="ch4">
            <chart:title svg:x="7.72cm" svg:y="8.019cm" chart:style-name="ch5">
              <text:p>Значение</text:p>
            </chart:title>
            <chart:grid chart:style-name="ch6" chart:class="major"/>
          </chart:axis>
          <chart:axis chart:dimension="y" chart:name="primary-y" chart:style-name="ch7">
            <chart:title svg:x="0.451cm" svg:y="6.361cm" chart:style-name="ch8">
              <text:p>Относительная частота</text:p>
            </chart:title>
            <chart:grid chart:style-name="ch6" chart:class="major"/>
          </chart:axis>
          <chart:series chart:style-name="ch9" chart:values-cell-range-address="'Задача 1'.F2:'Задача 1'.F12" chart:class="chart:scatter">
            <chart:domain table:cell-range-address="'Задача 1'.D2:'Задача 1'.D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'Задача 1'.D2:'Задача 1'.D12</svg:desc>
                </draw:g>
              </table:table-cell>
              <table:table-cell office:value-type="float" office:value="0.0166666666666667">
                <text:p>0.0166666666666667</text:p>
                <draw:g>
                  <svg:desc>'Задача 1'.F2:'Задача 1'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0.216666666666667">
                <text:p>0.21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0.0333333333333333">
                <text:p>0.033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03cm" svg:y="0.316cm" chart:style-name="ch2">
          <text:p>Функция распределения</text:p>
        </chart:title>
        <chart:plot-area chart:style-name="ch3" table:cell-range-address="'Задача 2'.E3:'Задача 2'.E9 'Задача 2'.I3:'Задача 2'.I9" chart:data-source-has-labels="column" svg:x="1.331cm" svg:y="1.275cm" svg:width="14.349cm" svg:height="6.564cm">
          <chart:coordinate-region svg:x="2.058cm" svg:y="1.474cm" svg:width="13.342cm" svg:height="5.718cm"/>
          <chart:axis chart:dimension="x" chart:name="primary-x" chart:style-name="ch4" chartooo:axis-type="text">
            <chart:title svg:x="7.72cm" svg:y="8.019cm" chart:style-name="ch5">
              <text:p>Значение</text:p>
            </chart:title>
            <chart:categories table:cell-range-address="'Задача 2'.E3:'Задача 2'.E9"/>
            <chart:grid chart:style-name="ch6" chart:class="major"/>
          </chart:axis>
          <chart:axis chart:dimension="y" chart:name="primary-y" chart:style-name="ch7">
            <chart:title svg:x="0.451cm" svg:y="6.03cm" chart:style-name="ch8">
              <text:p>Значение функции</text:p>
            </chart:title>
            <chart:grid chart:style-name="ch6" chart:class="major"/>
          </chart:axis>
          <chart:series chart:style-name="ch9" chart:values-cell-range-address="'Задача 2'.I3:'Задача 2'.I9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float" office:value="85">
                <text:p>85</text:p>
                <draw:g>
                  <svg:desc>'Задача 2'.E3:'Задача 2'.E9</svg:desc>
                </draw:g>
              </table:table-cell>
              <table:table-cell office:value-type="float" office:value="0">
                <text:p>0</text:p>
                <draw:g>
                  <svg:desc>'Задача 2'.I3:'Задача 2'.I9</svg:desc>
                </draw:g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error-lower-limit="0.5" chart:error-upper-limit="0.5" chart:error-upper-indicator="true" chart:error-lower-indicator="true" chart:error-category="constant" loext:std-weight="1"/>
      <style:graphic-properties draw:stroke="solid" svg:stroke-width="0.1cm" svg:stroke-color="#ff420e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03cm" svg:y="0.316cm" chart:style-name="ch2">
          <text:p>Функция распределения</text:p>
        </chart:title>
        <chart:plot-area chart:style-name="ch3" table:cell-range-address="'Задача 1'.D2:'Задача 1'.D12 'Задача 1'.G2:'Задача 1'.G12" svg:x="1.331cm" svg:y="1.275cm" svg:width="14.349cm" svg:height="6.564cm">
          <chart:coordinate-region svg:x="2.43cm" svg:y="1.475cm" svg:width="13.063cm" svg:height="5.717cm"/>
          <chart:axis chart:dimension="x" chart:name="primary-x" chart:style-name="ch4">
            <chart:title svg:x="7.601cm" svg:y="8.019cm" chart:style-name="ch5">
              <text:p>Значение x</text:p>
            </chart:title>
            <chart:grid chart:style-name="ch6" chart:class="major"/>
          </chart:axis>
          <chart:axis chart:dimension="y" chart:name="primary-y" chart:style-name="ch7">
            <chart:title svg:x="0.451cm" svg:y="6.03cm" chart:style-name="ch8">
              <text:p>Значение функции</text:p>
            </chart:title>
            <chart:grid chart:style-name="ch6" chart:class="major"/>
          </chart:axis>
          <chart:series chart:style-name="ch9" chart:values-cell-range-address="'Задача 1'.G2:'Задача 1'.G12" chart:class="chart:scatter">
            <chart:domain table:cell-range-address="'Задача 1'.D2:'Задача 1'.D12"/>
            <chart:error-indicator chart:style-name="ch10" chart:dimension="x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'Задача 1'.D2:'Задача 1'.D12</svg:desc>
                </draw:g>
              </table:table-cell>
              <table:table-cell office:value-type="float" office:value="0.0166666666666667">
                <text:p>0.0166666666666667</text:p>
                <draw:g>
                  <svg:desc>'Задача 1'.G2:'Задача 1'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0.683333333333333">
                <text:p>0.68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11cm" svg:y="0.316cm" chart:style-name="ch2">
          <text:p>Кумулята</text:p>
        </chart:title>
        <chart:plot-area chart:style-name="ch3" table:cell-range-address="'Задача 1'.D2:'Задача 1'.D12 'Задача 1'.G2:'Задача 1'.G12" svg:x="1.331cm" svg:y="1.275cm" svg:width="14.349cm" svg:height="6.564cm">
          <chart:coordinate-region svg:x="2.43cm" svg:y="1.475cm" svg:width="13.063cm" svg:height="5.717cm"/>
          <chart:axis chart:dimension="x" chart:name="primary-x" chart:style-name="ch4">
            <chart:title svg:x="7.72cm" svg:y="8.019cm" chart:style-name="ch5">
              <text:p>Значение</text:p>
            </chart:title>
            <chart:grid chart:style-name="ch6" chart:class="major"/>
          </chart:axis>
          <chart:axis chart:dimension="y" chart:name="primary-y" chart:style-name="ch7">
            <chart:title svg:x="0.451cm" svg:y="6.361cm" chart:style-name="ch8">
              <text:p>Относительная частота</text:p>
            </chart:title>
            <chart:grid chart:style-name="ch6" chart:class="major"/>
          </chart:axis>
          <chart:series chart:style-name="ch9" chart:values-cell-range-address="'Задача 1'.G2:'Задача 1'.G12" chart:class="chart:scatter">
            <chart:domain table:cell-range-address="'Задача 1'.D2:'Задача 1'.D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'Задача 1'.D2:'Задача 1'.D12</svg:desc>
                </draw:g>
              </table:table-cell>
              <table:table-cell office:value-type="float" office:value="0.0166666666666667">
                <text:p>0.0166666666666667</text:p>
                <draw:g>
                  <svg:desc>'Задача 1'.G2:'Задача 1'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.116666666666667">
                <text:p>0.11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0.683333333333333">
                <text:p>0.68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8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aximum="1" chart:origin="0" chart:interval-major="0.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display-label="true" chart:logarithmic="false" chart:minimum="15" chart:maximum="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title svg:x="7.308cm" svg:y="0.316cm" chart:style-name="ch2">
          <text:p>Огива</text:p>
        </chart:title>
        <chart:plot-area chart:style-name="ch3" table:cell-range-address="'Задача 1'.G2:'Задача 1'.G12 'Задача 1'.D2:'Задача 1'.D12" svg:x="1.331cm" svg:y="1.275cm" svg:width="14.349cm" svg:height="6.564cm">
          <chart:coordinate-region svg:x="1.952cm" svg:y="1.474cm" svg:width="13.303cm" svg:height="5.718cm"/>
          <chart:axis chart:dimension="x" chart:name="primary-x" chart:style-name="ch4">
            <chart:title svg:x="7.72cm" svg:y="8.019cm" chart:style-name="ch5">
              <text:p>Значение</text:p>
            </chart:title>
            <chart:grid chart:style-name="ch6" chart:class="major"/>
          </chart:axis>
          <chart:axis chart:dimension="y" chart:name="primary-y" chart:style-name="ch7">
            <chart:title svg:x="0.451cm" svg:y="6.361cm" chart:style-name="ch8">
              <text:p>Относительная частота</text:p>
            </chart:title>
            <chart:grid chart:style-name="ch6" chart:class="major"/>
          </chart:axis>
          <chart:series chart:style-name="ch9" chart:values-cell-range-address="'Задача 1'.D2:'Задача 1'.D12" chart:class="chart:scatter">
            <chart:domain table:cell-range-address="'Задача 1'.G2:'Задача 1'.G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66666666666667">
                <text:p>0.0166666666666667</text:p>
                <draw:g>
                  <svg:desc>'Задача 1'.G2:'Задача 1'.G12</svg:desc>
                </draw:g>
              </table:table-cell>
              <table:table-cell office:value-type="float" office:value="15">
                <text:p>15</text:p>
                <draw:g>
                  <svg:desc>'Задача 1'.D2:'Задача 1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i>x</mi>
      <mi>—</mi>
      <mover accent="true">
        <mi>x</mi>
        <mo stretchy="false">¯</mo>
      </mover>
    </mrow>
    <annotation encoding="StarMath 5.0">x — bar x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row>
      <mi>x</mi>
      <mi>—</mi>
      <mover accent="true">
        <mi>x</mi>
        <mo stretchy="false">¯</mo>
      </mover>
    </mrow>
    <annotation encoding="StarMath 5.0">x — bar x</annotation>
  </semantics>
</math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27cm" svg:y="0.316cm" chart:style-name="ch2">
          <text:p>Гистограмма частот</text:p>
        </chart:title>
        <chart:plot-area chart:style-name="ch3" table:cell-range-address="'Задача 2'.D4:'Задача 2'.D10 'Задача 2'.G4:'Задача 2'.G10" chart:data-source-has-labels="column" svg:x="1.331cm" svg:y="1.275cm" svg:width="14.349cm" svg:height="6.564cm">
          <chart:coordinate-region svg:x="1.952cm" svg:y="1.474cm" svg:width="13.448cm" svg:height="5.718cm"/>
          <chart:axis chart:dimension="x" chart:name="primary-x" chart:style-name="ch4" chartooo:axis-type="text">
            <chart:title svg:x="7.72cm" svg:y="8.019cm" chart:style-name="ch5">
              <text:p>Значение</text:p>
            </chart:title>
            <chart:categories table:cell-range-address="'Задача 2'.D4:'Задача 2'.D10"/>
            <chart:grid chart:style-name="ch6" chart:class="major"/>
          </chart:axis>
          <chart:axis chart:dimension="y" chart:name="primary-y" chart:style-name="ch7">
            <chart:title svg:x="0.451cm" svg:y="5.21cm" chart:style-name="ch8">
              <text:p>Частота</text:p>
            </chart:title>
            <chart:grid chart:style-name="ch6" chart:class="major"/>
          </chart:axis>
          <chart:series chart:style-name="ch9" chart:values-cell-range-address="'Задача 2'.G4:'Задача 2'.G10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float" office:value="85">
                <text:p>85</text:p>
                <draw:g>
                  <svg:desc>'Задача 2'.D4:'Задача 2'.D10</svg:desc>
                </draw:g>
              </table:table-cell>
              <table:table-cell office:value-type="float" office:value="8">
                <text:p>8</text:p>
                <draw:g>
                  <svg:desc>'Задача 2'.G4:'Задача 2'.G10</svg:desc>
                </draw:g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